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5.46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687cm" fo:min-width="12.70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11.05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7.12cm"/>
      <style:paragraph-properties style:writing-mode="lr-tb"/>
    </style:style>
    <style:style style:name="gr5" style:family="graphic" style:parent-style-name="standard">
      <style:graphic-properties draw:stroke="dash" draw:stroke-dash="Double_20_Dash" draw:textarea-horizontal-align="justify" draw:textarea-vertical-align="middle" draw:auto-grow-height="false" fo:min-height="2.925cm" fo:min-width="3.056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3.048cm" svg:x="5.953cm" svg:y="10.017cm">
          <text:p text:style-name="P1">Raspberry Pi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08cm" svg:height="3.937cm" svg:x="3.54cm" svg:y="21.955cm">
          <text:p text:style-name="P1">Mechanical Keyboa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57cm" svg:height="3.175cm" svg:x="1.508cm" svg:y="5.699cm">
          <text:p text:style-name="P1">Touchscreen (Internal)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2cm" svg:height="1.778cm" svg:x="2.778cm" svg:y="2.016cm">
          <text:p text:style-name="P1">E-ink display (external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56cm" svg:height="3.175cm" svg:x="2.397cm" svg:y="17.256cm">
          <text:p text:style-name="P1">UP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4:03:35.153452749</meta:creation-date>
    <dc:date>2022-08-04T16:49:02.351702132</dc:date>
    <meta:editing-duration>PT54M56S</meta:editing-duration>
    <meta:editing-cycles>1</meta:editing-cycles>
    <meta:document-statistic meta:object-count="5"/>
    <meta:generator>LibreOffice/6.4.7.2$Linux_X86_64 LibreOffice_project/40$Build-2</meta:generator>
  </office:meta>
</office:document-meta>
</file>